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efbf" officeooo:paragraph-rsid="0014e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outra classe, que contenham outros componentes</text:p>
      <text:p text:style-name="P1"/>
      <text:p text:style-name="P1">Salvar, deverá mostrar os valores da aba 1 e 2.</text:p>
      <text:p text:style-name="P1"/>
      <text:p text:style-name="P1">Usar RadioButton e CheckBo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0:25:12.204617741</meta:creation-date>
    <dc:date>2015-06-09T21:00:44.074747608</dc:date>
    <meta:editing-duration>PT17M33S</meta:editing-duration>
    <meta:editing-cycles>1</meta:editing-cycles>
    <meta:document-statistic meta:table-count="0" meta:image-count="0" meta:object-count="0" meta:page-count="1" meta:paragraph-count="3" meta:word-count="21" meta:character-count="127" meta:non-whitespace-character-count="109"/>
    <meta:generator>LibreOffice/4.4.3.2$Linux_x86 LibreOffice_project/40$Build-2</meta:generator>
  </office:meta>
</office:document-meta>
</file>